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3E00000306F792E1F8D7B9613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5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false" fo:min-height="0.738cm" fo:min-width="0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2.08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paragraph-properties fo:text-align="justify"/>
      <style:text-properties fo:font-size="30pt" style:font-size-asian="30pt" style:font-size-complex="30pt"/>
    </style:style>
    <style:style style:name="P5" style:family="paragraph">
      <loext:graphic-properties draw:fill="none" draw:fill-color="#ffffff"/>
      <style:text-properties fo:font-size="30pt" style:font-size-asian="30pt" style:font-size-complex="30pt"/>
    </style:style>
    <style:style style:name="P6" style:family="paragraph">
      <loext:graphic-properties draw:fill="none" draw:fill-color="#ffffff"/>
      <style:paragraph-properties fo:text-align="justify"/>
      <style:text-properties fo:font-size="30pt" style:font-size-asian="30pt" style:font-size-complex="3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883cm" svg:height="12.535cm" svg:x="1cm" svg:y="4.467cm">
          <draw:image xlink:href="Pictures/100002010000063E00000306F792E1F8D7B9613A.png" xlink:type="simple" xlink:show="embed" xlink:actuate="onLoad">
            <text:p/>
          </draw:image>
        </draw:frame>
        <draw:g>
          <draw:frame draw:style-name="gr2" draw:text-style-name="P3" draw:layer="layout" svg:width="5.265cm" svg:height="0.747cm" svg:x="4.752cm" svg:y="13.427cm">
            <draw:text-box>
              <text:p text:style-name="P2"><text:span text:style-name="T1">summary-</text:span><text:span text:style-name="T1">chart__ramp</text:span></text:p>
            </draw:text-box>
          </draw:frame>
          <draw:line draw:style-name="gr3" draw:text-style-name="P1" draw:layer="layout" svg:x1="9.89cm" svg:y1="13.793cm" svg:x2="11.795cm" svg:y2="13.215cm">
            <text:p/>
          </draw:line>
        </draw:g>
        <draw:g>
          <draw:frame draw:style-name="gr2" draw:text-style-name="P3" draw:layer="layout" svg:width="6.64cm" svg:height="0.747cm" svg:x="5.409cm" svg:y="14.604cm">
            <draw:text-box>
              <text:p text:style-name="P2"><text:span text:style-name="T1">summary-</text:span><text:span text:style-name="T1">chart__ramp</text:span><text:span text:style-name="T1">__slice</text:span></text:p>
            </draw:text-box>
          </draw:frame>
          <draw:line draw:style-name="gr3" draw:text-style-name="P1" draw:layer="layout" svg:x1="5.572cm" svg:y1="14.97cm" svg:x2="3.667cm" svg:y2="14.589cm">
            <text:p/>
          </draw:line>
        </draw:g>
        <draw:g>
          <draw:frame draw:style-name="gr2" draw:text-style-name="P3" draw:layer="layout" svg:width="3.732cm" svg:height="0.747cm" svg:x="3.364cm" svg:y="11.69cm">
            <draw:text-box>
              <text:p text:style-name="P2"><text:span text:style-name="T1">summary-</text:span><text:span text:style-name="T1">chart</text:span></text:p>
            </draw:text-box>
          </draw:frame>
          <draw:frame draw:style-name="gr2" draw:text-style-name="P5" draw:layer="layout" svg:width="1.175cm" svg:height="1.483cm" svg:x="0.687cm" svg:y="11.223cm">
            <draw:text-box>
              <text:p text:style-name="P4"><text:span text:style-name="T2">{</text:span></text:p>
            </draw:text-box>
          </draw:frame>
          <draw:frame draw:style-name="gr4" draw:text-style-name="P6" draw:layer="layout" svg:width="1.175cm" svg:height="1.524cm" svg:x="12.957cm" svg:y="11.309cm">
            <draw:text-box>
              <text:p text:style-name="P4"><text:span text:style-name="T2">}</text:span></text:p>
            </draw:text-box>
          </draw:frame>
        </draw:g>
        <draw:frame draw:style-name="gr2" draw:text-style-name="P3" draw:layer="layout" svg:width="5.637cm" svg:height="0.747cm" svg:x="4.256cm" svg:y="15.984cm">
          <draw:text-box>
            <text:p text:style-name="P2"><text:span text:style-name="T1">su</text:span><text:span text:style-name="T1">m</text:span><text:span text:style-name="T1">m</text:span><text:span text:style-name="T1">ar</text:span><text:span text:style-name="T1">y-</text:span><text:span text:style-name="T1">ch</text:span><text:span text:style-name="T1">art</text:span><text:span text:style-name="T1">__c</text:span><text:span text:style-name="T1">on</text:span><text:span text:style-name="T1">tri</text:span><text:span text:style-name="T1">b</text:span></text:p>
          </draw:text-box>
        </draw:frame>
        <draw:line draw:style-name="gr3" draw:text-style-name="P1" draw:layer="layout" svg:x1="4.429cm" svg:y1="16.333cm" svg:x2="1.889cm" svg:y2="15.986cm">
          <text:p/>
        </draw:line>
        <draw:g>
          <draw:frame draw:style-name="gr2" draw:text-style-name="P3" draw:layer="layout" svg:width="3.918cm" svg:height="0.747cm" svg:x="5.777cm" svg:y="5.487cm">
            <draw:text-box>
              <text:p text:style-name="P2"><text:span text:style-name="T1">summary-</text:span><text:span text:style-name="T1">picker</text:span></text:p>
            </draw:text-box>
          </draw:frame>
          <draw:frame draw:style-name="gr2" draw:text-style-name="P5" draw:layer="layout" svg:width="1.175cm" svg:height="1.483cm" svg:x="0.888cm" svg:y="4.423cm">
            <draw:text-box>
              <text:p text:style-name="P4"><text:span text:style-name="T2">{</text:span></text:p>
            </draw:text-box>
          </draw:frame>
          <draw:frame draw:style-name="gr4" draw:text-style-name="P6" draw:layer="layout" svg:width="1.175cm" svg:height="1.524cm" svg:x="12.658cm" svg:y="4.509cm">
            <draw:text-box>
              <text:p text:style-name="P4"><text:span text:style-name="T2">}</text:span></text:p>
            </draw:text-box>
          </draw:frame>
        </draw:g>
        <draw:g>
          <draw:path draw:style-name="gr5" draw:text-style-name="P7" draw:layer="layout" svg:width="0.758cm" svg:height="12.632cm" draw:transform="skewX (0.0966912405604859) rotate (1.66661490272939) translate (14.0883889853803cm 4.34503027209345cm)" svg:viewBox="0 0 759 12633" svg:d="M1 11671h66c89-1 147-97 175-288 27-192 41-606 41-1243l1-1659c1-695 16-1201 45-1517 28-317 78-535 149-656-71-111-120-325-148-641-29-317-43-824-42-1524l1-1657c1-632-12-1046-39-1239-27-194-85-291-174-291l-67-1 1-955h60c158 0 264 164 317 491 52 328 78 984 78 1968l-2 1604c0 664 17 1124 51 1380s96 384 186 384h59v956h-60c-90 0-152 129-187 388-34 258-52 724-52 1397l-1 1598c-1 985-28 1642-82 1972-53 330-159 495-317 495h-60z">
            <text:p/>
          </draw:path>
          <draw:frame draw:style-name="gr6" draw:text-style-name="P3" draw:layer="layout" svg:width="2.619cm" svg:height="0.747cm" svg:x="19.182cm" svg:y="2.832cm">
            <draw:text-box>
              <text:p><text:span text:style-name="T1">tabs-pane</text:span></text:p>
            </draw:text-box>
          </draw:frame>
        </draw:g>
        <draw:g>
          <draw:path draw:style-name="gr5" draw:text-style-name="P7" draw:layer="layout" svg:width="0.753cm" svg:height="12.787cm" draw:transform="skewX (0.0986111027376796) rotate (1.66783663320578) translate (1.08759407441774cm 4.33692147134047cm)" svg:viewBox="0 0 754 12788" svg:d="M0 11813h67c89 0 147-97 174-291s40-613 40-1258l1-1679c0-704 14-1216 43-1536 28-321 78-542 148-664-70-112-120-329-148-649-29-320-43-834-43-1542v-1678c0-640-13-1058-41-1254-26-197-84-295-173-295h-67v-967h60c158 0 264 166 317 497 53 332 79 996 79 1992v1624c0 672 17 1137 52 1397 34 259 96 389 186 389h59v967h-59c-90 0-152 131-187 393-34 261-51 733-51 1414v1618c0 997-27 1662-80 1996s-159 501-317 501h-60z">
            <text:p/>
          </draw:path>
          <draw:frame draw:style-name="gr2" draw:text-style-name="P3" draw:layer="layout" svg:width="2.492cm" svg:height="0.747cm" svg:x="6.182cm" svg:y="2.833cm">
            <draw:text-box>
              <text:p><text:span text:style-name="T1">summary</text:span></text:p>
            </draw:text-box>
          </draw:frame>
        </draw:g>
        <draw:g>
          <draw:frame draw:style-name="gr2" draw:text-style-name="P3" draw:layer="layout" svg:width="1.15cm" svg:height="0.747cm" svg:x="22.075cm" svg:y="17.083cm">
            <draw:text-box>
              <text:p text:style-name="P2"><text:span text:style-name="T1">file</text:span></text:p>
            </draw:text-box>
          </draw:frame>
          <draw:line draw:style-name="gr3" draw:text-style-name="P1" draw:layer="layout" svg:x1="23.191cm" svg:y1="17.386cm" svg:x2="24.749cm" svg:y2="16.748cm">
            <text:p/>
          </draw:line>
        </draw:g>
        <draw:g>
          <draw:frame draw:style-name="gr2" draw:text-style-name="P3" draw:layer="layout" svg:width="1.332cm" svg:height="0.747cm" svg:x="21.193cm" svg:y="11.033cm">
            <draw:text-box>
              <text:p text:style-name="P2"><text:span text:style-name="T1">title</text:span></text:p>
            </draw:text-box>
          </draw:frame>
          <draw:line draw:style-name="gr3" draw:text-style-name="P1" draw:layer="layout" svg:x1="21.191cm" svg:y1="11.386cm" svg:x2="18.526cm" svg:y2="11.41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1T15:52:09.186734288</meta:creation-date>
    <dc:date>2018-08-02T11:56:40.377871769</dc:date>
    <meta:editing-duration>PT11M53S</meta:editing-duration>
    <meta:editing-cycles>3</meta:editing-cycles>
    <meta:generator>LibreOffice/5.4.7.2$Linux_X86_64 LibreOffice_project/40m0$Build-2</meta:generator>
    <meta:document-statistic meta:object-count="29"/>
  </office:meta>
</office:document-meta>
</file>